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officeooo:paragraph-rsid="0009390a"/>
    </style:style>
    <style:style style:name="T1" style:family="text">
      <style:text-properties officeooo:rsid="000939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yyy.yyyy.yyyyyy</text:span></text:p>
      <text:p text:style-name="P1"><text:span text:style-name="T1">y--.y---.y-----</text:span></text:p>
      <text:p text:style-name="P1"><text:span text:style-name="T1">y--y----y------</text:span></text:p>
      <text:p text:style-name="P1"><text:span text:style-name="T1">y---.y----..y--</text:span></text:p>
      <text:p text:style-name="P1"><text:span text:style-name="T1">.y--.y---.yy---</text:span></text:p>
      <text:p text:style-name="P1"><text:span text:style-name="T1">y---y.y--y---..</text:span></text:p>
      <text:p text:style-name="P1"><text:span text:style-name="T1">y----y...y--...</text:span></text:p>
      <text:p text:style-name="P1"><text:span text:style-name="T1">y-----.y.y--yyy</text:span></text:p>
      <text:p text:style-name="P1"><text:span text:style-name="T1">...y--...y-----</text:span></text:p>
      <text:p text:style-name="P1"><text:span text:style-name="T1">..y---yyy.y----</text:span></text:p>
      <text:p text:style-name="P1"><text:span text:style-name="T1">yy---.y--y.y--.</text:span></text:p>
      <text:p text:style-name="P1"><text:span text:style-name="T1">y--..y----.y--y</text:span></text:p>
      <text:p text:style-name="P1"><text:span text:style-name="T1">y--yy-----y----</text:span></text:p>
      <text:p text:style-name="P1"><text:span text:style-name="T1">y-----.y---.y--</text:span></text:p>
      <text:p text:style-name="P1"><text:span text:style-name="T1">y-----.y---.y--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9T01:23:51</meta:creation-date>
    <dc:date>2013-08-29T01:24:28</dc:date>
    <meta:editing-duration>P0D</meta:editing-duration>
    <meta:editing-cycles>1</meta:editing-cycles>
    <meta:document-statistic meta:table-count="0" meta:image-count="0" meta:object-count="0" meta:page-count="1" meta:paragraph-count="15" meta:word-count="44" meta:character-count="240" meta:non-whitespace-character-count="225"/>
    <meta:generator>LibreOffice/4.0.2.2$Linux_X86_64 LibreOffice_project/400m0$Build-2</meta:generator>
  </office:meta>
</office:document-meta>
</file>